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Text_20_body" style:list-style-name="L10"/>
    <style:style style:name="P4" style:family="paragraph" style:parent-style-name="Text_20_body" style:list-style-name="L11"/>
    <style:style style:name="P5" style:family="paragraph" style:parent-style-name="Text_20_body" style:list-style-name="L12"/>
    <style:style style:name="P6" style:family="paragraph" style:parent-style-name="Text_20_body" style:list-style-name="L13"/>
    <style:style style:name="P7" style:family="paragraph" style:parent-style-name="Text_20_body" style:list-style-name="L13">
      <style:paragraph-properties fo:margin-top="0cm" fo:margin-bottom="0cm" style:contextual-spacing="false"/>
    </style:style>
    <style:style style:name="P8" style:family="paragraph" style:parent-style-name="Text_20_body" style:list-style-name="L14"/>
    <style:style style:name="P9" style:family="paragraph" style:parent-style-name="Text_20_body" style:list-style-name="L14">
      <style:paragraph-properties fo:margin-top="0cm" fo:margin-bottom="0cm" style:contextual-spacing="false"/>
    </style:style>
    <style:style style:name="P10" style:family="paragraph" style:parent-style-name="Text_20_body" style:list-style-name="L15"/>
    <style:style style:name="P11" style:family="paragraph" style:parent-style-name="Text_20_body" style:list-style-name="L15">
      <style:paragraph-properties fo:margin-top="0cm" fo:margin-bottom="0cm" style:contextual-spacing="false"/>
    </style:style>
    <style:style style:name="P12" style:family="paragraph" style:parent-style-name="Text_20_body" style:list-style-name="L16"/>
    <style:style style:name="P13" style:family="paragraph" style:parent-style-name="Text_20_body" style:list-style-name="L16">
      <style:paragraph-properties fo:margin-top="0cm" fo:margin-bottom="0cm" style:contextual-spacing="false"/>
    </style:style>
    <style:style style:name="P14" style:family="paragraph" style:parent-style-name="Text_20_body" style:list-style-name="L17"/>
    <style:style style:name="P15" style:family="paragraph" style:parent-style-name="Text_20_body" style:list-style-name="L17">
      <style:paragraph-properties fo:margin-top="0cm" fo:margin-bottom="0cm" style:contextual-spacing="false"/>
    </style:style>
    <style:style style:name="P16" style:family="paragraph" style:parent-style-name="Text_20_body" style:list-style-name="L18"/>
    <style:style style:name="P17" style:family="paragraph" style:parent-style-name="Text_20_body" style:list-style-name="L19"/>
    <style:style style:name="P18" style:family="paragraph" style:parent-style-name="Text_20_body" style:list-style-name="L19">
      <style:paragraph-properties fo:margin-top="0cm" fo:margin-bottom="0cm" style:contextual-spacing="false"/>
    </style:style>
    <style:style style:name="P19" style:family="paragraph" style:parent-style-name="Text_20_body" style:list-style-name="L20"/>
    <style:style style:name="P20" style:family="paragraph" style:parent-style-name="Text_20_body" style:list-style-name="L20">
      <style:paragraph-properties fo:margin-top="0cm" fo:margin-bottom="0cm" style:contextual-spacing="false"/>
    </style:style>
    <style:style style:name="P21" style:family="paragraph" style:parent-style-name="Text_20_body" style:list-style-name="L21"/>
    <style:style style:name="P22" style:family="paragraph" style:parent-style-name="Text_20_body" style:list-style-name="L21">
      <style:paragraph-properties fo:margin-top="0cm" fo:margin-bottom="0cm" style:contextual-spacing="false"/>
    </style:style>
    <style:style style:name="P23" style:family="paragraph" style:parent-style-name="Text_20_body" style:list-style-name="L22"/>
    <style:style style:name="P24" style:family="paragraph" style:parent-style-name="Text_20_body" style:list-style-name="L22">
      <style:paragraph-properties fo:margin-top="0cm" fo:margin-bottom="0cm" style:contextual-spacing="false"/>
    </style:style>
    <style:style style:name="P25" style:family="paragraph" style:parent-style-name="Text_20_body" style:list-style-name="L23"/>
    <style:style style:name="P26" style:family="paragraph" style:parent-style-name="Text_20_body" style:list-style-name="L23">
      <style:paragraph-properties fo:margin-top="0cm" fo:margin-bottom="0cm" style:contextual-spacing="false"/>
    </style:style>
    <style:style style:name="P27" style:family="paragraph" style:parent-style-name="Text_20_body" style:list-style-name="L24"/>
    <style:style style:name="P28" style:family="paragraph" style:parent-style-name="Text_20_body" style:list-style-name="L24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<text:span text:style-name="Strong_20_Emphasis">Fasi della Progettazione della Base Dati</text:span></text:h>
      <text:p text:style-name="Text_20_body">La progettazione di una base di dati parte dallo schema concettuale dell'applicazione, che è l'output della fase di analisi. Lo schema concettuale descrive come devono essere rappresentati i dati nell'applicazione, senza entrare nei dettagli implementativi. Il risultato finale sarà uno schema relazionale, che definisce come i dati saranno effettivamente memorizzati e gestiti nel database. Le fasi di progettazione sono:</text:p>
      <text:list text:style-name="L19">
        <text:list-item>
          <text:p text:style-name="P17"><text:span text:style-name="Strong_20_Emphasis">Corrispondenza dei tipi di dato concettuali ai tipi SQL supportati dal DBMS</text:span>:</text:p>
          <text:list>
            <text:list-item>
              <text:p text:style-name="P18">Ogni tipo di dato concettuale definito nel diagramma delle classi (ad esempio interi, stringhe, date, ecc.) deve essere associato ai corrispondenti tipi di dati che il DBMS può gestire (come <text:span text:style-name="Source_20_Text">integer</text:span>, <text:span text:style-name="Source_20_Text">varchar</text:span>, <text:span text:style-name="Source_20_Text">date</text:span>, ecc.).</text:p>
            </text:list-item>
          </text:list>
        </text:list-item>
        <text:list-item>
          <text:p text:style-name="P17"><text:span text:style-name="Strong_20_Emphasis">Progettazione dello schema relazionale</text:span>:</text:p>
          <text:list>
            <text:list-item>
              <text:p text:style-name="P18">Partendo dallo schema concettuale, si crea lo schema relazionale vero e proprio, che traduce le classi in tabelle, le associazioni in relazioni tra tabelle, e i vincoli in restrizioni (come chiavi primarie e esterne). Durante questa fase, è necessario anche considerare i requisiti di performance.</text:p>
            </text:list-item>
          </text:list>
        </text:list-item>
        <text:list-item>
          <text:p text:style-name="P17"><text:span text:style-name="Strong_20_Emphasis">Progettazione delle specifiche realizzative delle operazioni</text:span>:</text:p>
          <text:list>
            <text:list-item>
              <text:p text:style-name="P17">Ogni operazione (come quelle derivate dagli use-case o dalle classi) deve essere tradotta in operazioni SQL specifiche per l'implementazione, come query <text:span text:style-name="Source_20_Text">INSERT</text:span>, <text:span text:style-name="Source_20_Text">UPDATE</text:span>, <text:span text:style-name="Source_20_Text">DELETE</text:span>.</text:p>
            </text:list-item>
          </text:list>
        </text:list-item>
      </text:list>
      <text:h text:style-name="Heading_20_3" text:outline-level="3">2. <text:span text:style-name="Strong_20_Emphasis">Metodologia Robusta e Scalabile</text:span></text:h>
      <text:p text:style-name="Text_20_body">I diagrammi UML concettuali delle classi possono diventare complessi e includere costrutti che non sono direttamente supportati dal DBMS (ad esempio, attributi multivalore o generalizzazioni). Pertanto, è importante seguire una metodologia di progettazione per evitare errori. La metodologia suggerita include una serie di passi:</text:p>
      <text:list text:style-name="L20">
        <text:list-item>
          <text:p text:style-name="P19"><text:span text:style-name="Strong_20_Emphasis">Ristrutturazione dello schema concettuale</text:span>:</text:p>
          <text:list>
            <text:list-item>
              <text:p text:style-name="P20">A partire dallo schema concettuale, il progettista deve creare uno schema "ristrutturato" che semplifichi la struttura. Ad esempio, le classi e le associazioni devono essere ridotte a elementi che possono essere facilmente tradotti in tabelle relazionali.</text:p>
            </text:list-item>
            <text:list-item>
              <text:p text:style-name="P20">Questo schema ristrutturato è una versione semplificata del diagramma UML originale, priva di costrutti complessi e con vincoli di cardinalità ridotti (da [0..N] a [0..1] o [1..1]).</text:p>
            </text:list-item>
          </text:list>
        </text:list-item>
        <text:list-item>
          <text:p text:style-name="P19"><text:span text:style-name="Strong_20_Emphasis">Traduzione diretta</text:span>:</text:p>
          <text:list>
            <text:list-item>
              <text:p text:style-name="P19">Lo schema ristrutturato viene poi utilizzato per creare lo schema relazionale vero e proprio. Ogni classe diventa una tabella, le associazioni tra classi si traducono in tabelle di relazione, e i vincoli di molteplicità vengono tradotti in vincoli di chiave primaria, chiave esterna, ecc.</text:p>
            </text:list-item>
          </text:list>
        </text:list-item>
      </text:list>
      <text:h text:style-name="Heading_20_3" text:outline-level="3"><text:soft-page-break/>3. <text:span text:style-name="Strong_20_Emphasis">Ristrutturazione del Diagramma UML delle Classi</text:span></text:h>
      <text:p text:style-name="Text_20_body">Il diagramma UML concettuale delle classi contiene molti concetti avanzati che devono essere ristrutturati per poter essere tradotti in un formato relazionale. La ristrutturazione comprende una serie di passaggi:</text:p>
      <text:list text:style-name="L21">
        <text:list-item>
          <text:p text:style-name="P21"><text:span text:style-name="Strong_20_Emphasis">Eliminazione di attributi multivalore</text:span>:</text:p>
          <text:list>
            <text:list-item>
              <text:p text:style-name="P22">Gli attributi che possono avere più di un valore (ad esempio, una lista di numeri) devono essere separati in nuove entità o tabelle. Questo assicura che ogni attributo abbia una cardinalità [0..1] o [1..1].</text:p>
            </text:list-item>
          </text:list>
        </text:list-item>
        <text:list-item>
          <text:p text:style-name="P21"><text:span text:style-name="Strong_20_Emphasis">Sostituzione dei tipi di dato concettuali</text:span>:</text:p>
          <text:list>
            <text:list-item>
              <text:p text:style-name="P22">Ogni tipo di dato concettuale (come intero, stringa, data) deve essere sostituito da un tipo di dato supportato dal DBMS (ad esempio <text:span text:style-name="Source_20_Text">integer</text:span>, <text:span text:style-name="Source_20_Text">varchar</text:span>, <text:span text:style-name="Source_20_Text">date</text:span>).</text:p>
            </text:list-item>
          </text:list>
        </text:list-item>
        <text:list-item>
          <text:p text:style-name="P21"><text:span text:style-name="Strong_20_Emphasis">Eliminazione delle generalizzazioni tra classi</text:span>:</text:p>
          <text:list>
            <text:list-item>
              <text:p text:style-name="P22">Le relazioni di tipo "is-a" (generalizzazione) tra classi devono essere ristrutturate, in quanto non sono supportate direttamente nei database relazionali. Ci sono tre approcci principali:</text:p>
              <text:list>
                <text:list-item>
                  <text:p text:style-name="P22"><text:span text:style-name="Strong_20_Emphasis">Fusione</text:span>: Le sottoclassi vengono integrate nelle rispettive superclassi.</text:p>
                </text:list-item>
                <text:list-item>
                  <text:p text:style-name="P22"><text:span text:style-name="Strong_20_Emphasis">Divisione</text:span>: La superclasse viene divisa in più tabelle, ognuna corrispondente a una sottoclasse.</text:p>
                </text:list-item>
                <text:list-item>
                  <text:p text:style-name="P22"><text:span text:style-name="Strong_20_Emphasis">Sostituzione con associazioni</text:span>: La relazione "is-a" viene trasformata in una relazione "has-a" (associazione).</text:p>
                </text:list-item>
              </text:list>
            </text:list-item>
          </text:list>
        </text:list-item>
        <text:list-item>
          <text:p text:style-name="P21"><text:span text:style-name="Strong_20_Emphasis">Eliminazione delle generalizzazioni tra associazioni</text:span>:</text:p>
          <text:list>
            <text:list-item>
              <text:p text:style-name="P22">Le generalizzazioni tra associazioni (relazioni fra più entità) devono essere semplificate, unendo eventualmente le sotto-associazioni nelle loro super-associazioni.</text:p>
            </text:list-item>
          </text:list>
        </text:list-item>
        <text:list-item>
          <text:p text:style-name="P21"><text:span text:style-name="Strong_20_Emphasis">Definizione di un identificatore per ogni classe</text:span>:</text:p>
          <text:list>
            <text:list-item>
              <text:p text:style-name="P22">Ogni classe deve avere un identificatore che permetta di differenziarne le istanze (ad esempio, una chiave primaria). Se una classe non ha un identificatore concettuale, bisogna definirne uno artificiale.</text:p>
            </text:list-item>
          </text:list>
        </text:list-item>
        <text:list-item>
          <text:p text:style-name="P21"><text:span text:style-name="Strong_20_Emphasis">Selezione di un identificatore primario per ogni classe</text:span>:</text:p>
          <text:list>
            <text:list-item>
              <text:p text:style-name="P21">Si deve scegliere un identificatore primario che diventerà la chiave primaria della tabella nel database.</text:p>
            </text:list-item>
          </text:list>
        </text:list-item>
      </text:list>
      <text:h text:style-name="Heading_20_3" text:outline-level="3">4. <text:span text:style-name="Strong_20_Emphasis">Scelta dei Tipi di Dato</text:span></text:h>
      <text:p text:style-name="Text_20_body">Ogni attributo del diagramma ristrutturato deve essere associato a un tipo di dato supportato dal DBMS. I tipi concettuali (ad esempio, numeri interi o stringhe) sono tradotti in tipi di dati SQL corrispondenti. In alcuni casi, i tipi concettuali possono essere specializzati:</text:p>
      <text:list text:style-name="L22">
        <text:list-item>
          <text:p text:style-name="P24"><text:span text:style-name="Strong_20_Emphasis">Tipi base</text:span>: Come <text:span text:style-name="Source_20_Text">integer</text:span>, <text:span text:style-name="Source_20_Text">varchar</text:span>, <text:span text:style-name="Source_20_Text">date</text:span>.</text:p>
        </text:list-item>
        <text:list-item>
          <text:p text:style-name="P24"><text:span text:style-name="Strong_20_Emphasis">Tipi definiti dall'utente</text:span>: È possibile creare tipi di dato personalizzati usando SQL (ad esempio, <text:span text:style-name="Source_20_Text">CREATE DOMAIN</text:span> o <text:span text:style-name="Source_20_Text">CREATE TYPE</text:span>).</text:p>
        </text:list-item>
        <text:list-item>
          <text:p text:style-name="P24"><text:span text:style-name="Strong_20_Emphasis">Tipi enumerativi</text:span>: Come una lista di valori (ad esempio, {M,F} per il genere), che possono essere definiti come <text:span text:style-name="Source_20_Text">ENUM</text:span> in SQL.</text:p>
        </text:list-item>
        <text:list-item>
          <text:p text:style-name="P23"><text:soft-page-break/><text:span text:style-name="Strong_20_Emphasis">Tipi composti</text:span>: Ad esempio, un indirizzo composto da più attributi (via, città, stato), che può essere definito come un tipo composto usando <text:span text:style-name="Source_20_Text">CREATE TYPE</text:span>.</text:p>
        </text:list-item>
      </text:list>
      <text:h text:style-name="Heading_20_3" text:outline-level="3">5. <text:span text:style-name="Strong_20_Emphasis">Progettazione dei Vincoli Esterni</text:span></text:h>
      <text:p text:style-name="Text_20_body">I vincoli esterni descrivono come le tabelle siano collegate tra loro (ad esempio, relazioni tra chiavi primarie e chiavi esterne). La progettazione dei vincoli esterni implica due fasi principali:</text:p>
      <text:list text:style-name="L23">
        <text:list-item>
          <text:p text:style-name="P25"><text:span text:style-name="Strong_20_Emphasis">Ristrutturazione dei vincoli esterni</text:span>:</text:p>
          <text:list>
            <text:list-item>
              <text:p text:style-name="P26">I vincoli definiti durante l'analisi concettuale (ad esempio, vincoli di integrità referenziale) devono essere adattati al diagramma UML ristrutturato.</text:p>
            </text:list-item>
          </text:list>
        </text:list-item>
        <text:list-item>
          <text:p text:style-name="P25"><text:span text:style-name="Strong_20_Emphasis">Implementazione dei vincoli esterni nel DBMS</text:span>:</text:p>
          <text:list>
            <text:list-item>
              <text:p text:style-name="P26">Una volta definito lo schema relazionale, i vincoli esterni possono essere implementati usando costrutti SQL come <text:span text:style-name="Source_20_Text">FOREIGN KEY</text:span>, <text:span text:style-name="Source_20_Text">UNIQUE</text:span>, e <text:span text:style-name="Source_20_Text">CHECK</text:span>.</text:p>
            </text:list-item>
            <text:list-item>
              <text:p text:style-name="P25">Se necessario, si possono usare <text:span text:style-name="Strong_20_Emphasis">trigger</text:span> per garantire l'integrità referenziale anche in situazioni complesse.</text:p>
            </text:list-item>
          </text:list>
        </text:list-item>
      </text:list>
      <text:h text:style-name="Heading_20_3" text:outline-level="3">6. <text:span text:style-name="Strong_20_Emphasis">Implementazione dei Vincoli Esterni tramite Trigger</text:span></text:h>
      <text:p text:style-name="Text_20_body">In alcuni casi, i vincoli esterni non possono essere gestiti solo con le chiavi esterne e altri costrutti del DBMS. In questi casi, si possono utilizzare i <text:span text:style-name="Strong_20_Emphasis">trigger</text:span>:</text:p>
      <text:list text:style-name="L24">
        <text:list-item>
          <text:p text:style-name="P28"><text:span text:style-name="Strong_20_Emphasis">Trigger</text:span>: Sono programmi che si attivano automaticamente in risposta a eventi (come <text:span text:style-name="Source_20_Text">INSERT</text:span>, <text:span text:style-name="Source_20_Text">UPDATE</text:span>, <text:span text:style-name="Source_20_Text">DELETE</text:span>) su una tabella. I trigger possono essere usati per applicare logica complessa sui dati, come garantire che determinate condizioni siano soddisfatte prima o dopo una modifica.</text:p>
        </text:list-item>
        <text:list-item>
          <text:p text:style-name="P27"><text:span text:style-name="Strong_20_Emphasis">Esempio</text:span>: Un trigger potrebbe impedire che un identificatore venga aggiornato se è utilizzato in un'altra tabella.</text:p>
        </text:list-item>
      </text:list>
      <text:h text:style-name="Heading_20_3" text:outline-level="3">7. <text:span text:style-name="Strong_20_Emphasis">Politiche di Accesso e Controllo dei Vincoli Esterni</text:span></text:h>
      <text:p text:style-name="Text_20_body">Infine, per ottimizzare l'implementazione dei vincoli esterni, si possono usare politiche di accesso (ad esempio, <text:span text:style-name="Source_20_Text">REVOKE</text:span> per limitare le operazioni sugli identificatori) e trigger che gestiscono in modo centralizzato la logica di integrità referenziale. È importante bilanciare la protezione dei vincoli con l'efficienza del sistema, scegliendo il tipo di controllo più adatto per ciascun vincolo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5T04:52:31.804434520</meta:creation-date>
    <dc:date>2024-11-25T05:15:09.835004795</dc:date>
    <meta:editing-duration>PT22M36S</meta:editing-duration>
    <meta:editing-cycles>6</meta:editing-cycles>
    <meta:generator>LibreOffice/24.2.6.2$Linux_X86_64 LibreOffice_project/420$Build-2</meta:generator>
    <meta:document-statistic meta:table-count="0" meta:image-count="0" meta:object-count="0" meta:page-count="3" meta:paragraph-count="51" meta:word-count="1013" meta:character-count="6905" meta:non-whitespace-character-count="5980"/>
  </office:meta>
</office:document-meta>
</file>